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it" fo:country="IT"/>
    </style:style>
    <style:style style:name="P2" style:family="paragraph" style:parent-style-name="Text_20_body">
      <style:text-properties fo:language="it" fo:country="IT" officeooo:rsid="008297e4" officeooo:paragraph-rsid="009189c4"/>
    </style:style>
    <style:style style:name="P3" style:family="paragraph" style:parent-style-name="Text_20_body">
      <style:text-properties fo:language="it" fo:country="IT" officeooo:rsid="008297e4" officeooo:paragraph-rsid="00b55dd8"/>
    </style:style>
    <style:style style:name="P4" style:family="paragraph" style:parent-style-name="Text_20_body">
      <style:text-properties officeooo:paragraph-rsid="0099b61f"/>
    </style:style>
    <style:style style:name="P5" style:family="paragraph" style:parent-style-name="Text_20_body">
      <style:text-properties officeooo:paragraph-rsid="009267b1"/>
    </style:style>
    <style:style style:name="P6" style:family="paragraph" style:parent-style-name="Text_20_body">
      <style:text-properties officeooo:paragraph-rsid="00b7ce20"/>
    </style:style>
    <style:style style:name="P7" style:family="paragraph" style:parent-style-name="Text_20_body">
      <style:text-properties officeooo:rsid="00b9897a" officeooo:paragraph-rsid="00b9897a"/>
    </style:style>
    <style:style style:name="P8" style:family="paragraph" style:parent-style-name="Text_20_body">
      <style:text-properties officeooo:rsid="00bb60e8" officeooo:paragraph-rsid="00bb60e8"/>
    </style:style>
    <style:style style:name="P9" style:family="paragraph" style:parent-style-name="Text_20_body">
      <style:text-properties officeooo:rsid="00a7c491" officeooo:paragraph-rsid="00a7c491"/>
    </style:style>
    <style:style style:name="P10" style:family="paragraph" style:parent-style-name="Text_20_body">
      <style:text-properties officeooo:rsid="00bdd5fe" officeooo:paragraph-rsid="00bdd5fe"/>
    </style:style>
    <style:style style:name="P11" style:family="paragraph" style:parent-style-name="Text_20_body">
      <style:text-properties officeooo:rsid="00bdd5fe" officeooo:paragraph-rsid="00cb0f97"/>
    </style:style>
    <style:style style:name="P12" style:family="paragraph" style:parent-style-name="Text_20_body">
      <style:text-properties officeooo:paragraph-rsid="00ce8f1f"/>
    </style:style>
    <style:style style:name="P13" style:family="paragraph" style:parent-style-name="Text_20_body">
      <style:text-properties officeooo:rsid="00d3a1af" officeooo:paragraph-rsid="00d579a3"/>
    </style:style>
    <style:style style:name="P14" style:family="paragraph" style:parent-style-name="Heading_20_1">
      <style:paragraph-properties fo:text-align="center" style:justify-single-word="false"/>
      <style:text-properties fo:language="it" fo:country="IT"/>
    </style:style>
    <style:style style:name="P15" style:family="paragraph" style:parent-style-name="Standard">
      <style:text-properties fo:language="it" fo:country="IT"/>
    </style:style>
    <style:style style:name="P16" style:family="paragraph" style:parent-style-name="Standard">
      <style:text-properties fo:language="it" fo:country="IT" fo:font-style="italic" officeooo:rsid="00a9f25c" officeooo:paragraph-rsid="00a9f25c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language="it" fo:country="IT" officeooo:rsid="00b4eb38" officeooo:paragraph-rsid="008e6db1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14pt" fo:language="it" fo:country="IT" fo:font-weight="bold" officeooo:rsid="003b4646" officeooo:paragraph-rsid="000a59bd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paragraph-properties fo:text-align="justify" style:justify-single-word="false"/>
      <style:text-properties fo:language="it" fo:country="IT" officeooo:rsid="008e6db1" officeooo:paragraph-rsid="008e6db1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it" fo:country="IT" officeooo:rsid="008e6db1" officeooo:paragraph-rsid="00a9f25c"/>
    </style:style>
    <style:style style:name="P22" style:family="paragraph" style:parent-style-name="Text_20_body" style:list-style-name="L2">
      <style:text-properties officeooo:paragraph-rsid="00ce8f1f"/>
    </style:style>
    <style:style style:name="P23" style:family="paragraph" style:parent-style-name="Text_20_body" style:list-style-name="L2">
      <style:text-properties officeooo:rsid="00cfd724" officeooo:paragraph-rsid="00cfd724"/>
    </style:style>
    <style:style style:name="P24" style:family="paragraph" style:parent-style-name="Text_20_body" style:list-style-name="L3"/>
    <style:style style:name="P25" style:family="paragraph" style:parent-style-name="Text_20_body" style:list-style-name="L3">
      <style:text-properties officeooo:paragraph-rsid="009189c4"/>
    </style:style>
    <style:style style:name="P26" style:family="paragraph" style:parent-style-name="Text_20_body" style:list-style-name="L3">
      <style:text-properties officeooo:paragraph-rsid="009267b1"/>
    </style:style>
    <style:style style:name="P27" style:family="paragraph" style:parent-style-name="Text_20_body" style:list-style-name="L4">
      <style:text-properties officeooo:rsid="00bb60e8" officeooo:paragraph-rsid="00bb60e8"/>
    </style:style>
    <style:style style:name="P28" style:family="paragraph" style:parent-style-name="Text_20_body" style:list-style-name="L4">
      <style:text-properties officeooo:rsid="00bb60e8" officeooo:paragraph-rsid="00bd2a4b"/>
    </style:style>
    <style:style style:name="P29" style:family="paragraph" style:parent-style-name="Text_20_body" style:list-style-name="L4">
      <style:text-properties officeooo:rsid="00bb60e8" officeooo:paragraph-rsid="00bc7c52"/>
    </style:style>
    <style:style style:name="P30" style:family="paragraph" style:parent-style-name="Text_20_body" style:list-style-name="L5">
      <style:text-properties officeooo:rsid="00bdd5fe" officeooo:paragraph-rsid="00bdd5fe"/>
    </style:style>
    <style:style style:name="P31" style:family="paragraph" style:parent-style-name="Heading_20_2" style:list-style-name="Numbering_20_1">
      <style:text-properties officeooo:paragraph-rsid="00ce8f1f"/>
    </style:style>
    <style:style style:name="P32" style:family="paragraph" style:parent-style-name="Heading_20_2">
      <style:text-properties officeooo:rsid="00a658b6" officeooo:paragraph-rsid="00a658b6"/>
    </style:style>
    <style:style style:name="P33" style:family="paragraph" style:parent-style-name="Heading_20_2">
      <style:text-properties officeooo:rsid="00d3a1af" officeooo:paragraph-rsid="00d3a1a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2b2dd" style:font-style-asian="italic" style:font-style-complex="italic"/>
    </style:style>
    <style:style style:name="T3" style:family="text">
      <style:text-properties fo:font-style="italic" officeooo:rsid="0095096e" style:font-style-asian="italic" style:font-style-complex="italic"/>
    </style:style>
    <style:style style:name="T4" style:family="text">
      <style:text-properties fo:font-style="italic" officeooo:rsid="00bb60e8" style:font-style-asian="italic" style:font-style-complex="italic"/>
    </style:style>
    <style:style style:name="T5" style:family="text">
      <style:text-properties fo:font-style="italic" officeooo:rsid="00941bee" style:font-style-asian="italic" style:font-style-complex="italic"/>
    </style:style>
    <style:style style:name="T6" style:family="text">
      <style:text-properties fo:font-style="italic" officeooo:rsid="00d0dd6a" style:font-style-asian="italic" style:font-style-complex="italic"/>
    </style:style>
    <style:style style:name="T7" style:family="text">
      <style:text-properties officeooo:rsid="000a59bd"/>
    </style:style>
    <style:style style:name="T8" style:family="text">
      <style:text-properties fo:language="it" fo:country="IT"/>
    </style:style>
    <style:style style:name="T9" style:family="text">
      <style:text-properties fo:language="it" fo:country="IT" officeooo:rsid="003d10c9"/>
    </style:style>
    <style:style style:name="T10" style:family="text">
      <style:text-properties fo:language="it" fo:country="IT" fo:font-style="italic" style:font-style-asian="italic" style:font-style-complex="italic"/>
    </style:style>
    <style:style style:name="T11" style:family="text">
      <style:text-properties fo:language="it" fo:country="IT" fo:font-style="italic" officeooo:rsid="0092b2dd" style:font-style-asian="italic" style:font-style-complex="italic"/>
    </style:style>
    <style:style style:name="T12" style:family="text">
      <style:text-properties fo:language="it" fo:country="IT" fo:font-style="italic" officeooo:rsid="00cfd724" style:font-style-asian="italic" style:font-style-complex="italic"/>
    </style:style>
    <style:style style:name="T13" style:family="text">
      <style:text-properties fo:language="it" fo:country="IT" officeooo:rsid="0040e4d2"/>
    </style:style>
    <style:style style:name="T14" style:family="text">
      <style:text-properties fo:language="it" fo:country="IT" officeooo:rsid="006c0095"/>
    </style:style>
    <style:style style:name="T15" style:family="text">
      <style:text-properties fo:language="it" fo:country="IT" officeooo:rsid="006be5b4"/>
    </style:style>
    <style:style style:name="T16" style:family="text">
      <style:text-properties fo:language="it" fo:country="IT" officeooo:rsid="0077d64c"/>
    </style:style>
    <style:style style:name="T17" style:family="text">
      <style:text-properties fo:language="it" fo:country="IT" officeooo:rsid="007ddfc5"/>
    </style:style>
    <style:style style:name="T18" style:family="text">
      <style:text-properties fo:language="it" fo:country="IT" officeooo:rsid="007f767a"/>
    </style:style>
    <style:style style:name="T19" style:family="text">
      <style:text-properties fo:language="it" fo:country="IT" officeooo:rsid="00819d58"/>
    </style:style>
    <style:style style:name="T20" style:family="text">
      <style:text-properties fo:language="it" fo:country="IT" officeooo:rsid="00852aab"/>
    </style:style>
    <style:style style:name="T21" style:family="text">
      <style:text-properties fo:language="it" fo:country="IT" officeooo:rsid="0086416e"/>
    </style:style>
    <style:style style:name="T22" style:family="text">
      <style:text-properties fo:language="it" fo:country="IT" officeooo:rsid="0088033b"/>
    </style:style>
    <style:style style:name="T23" style:family="text">
      <style:text-properties fo:language="it" fo:country="IT" officeooo:rsid="008997bc"/>
    </style:style>
    <style:style style:name="T24" style:family="text">
      <style:text-properties fo:language="it" fo:country="IT" officeooo:rsid="008361ca"/>
    </style:style>
    <style:style style:name="T25" style:family="text">
      <style:text-properties fo:language="it" fo:country="IT" officeooo:rsid="008fb995"/>
    </style:style>
    <style:style style:name="T26" style:family="text">
      <style:text-properties fo:language="it" fo:country="IT" fo:font-style="normal" officeooo:rsid="0094e8d0" style:font-style-asian="normal" style:font-style-complex="normal"/>
    </style:style>
    <style:style style:name="T27" style:family="text">
      <style:text-properties fo:language="it" fo:country="IT" fo:font-style="normal" officeooo:rsid="009189c4" style:font-style-asian="normal" style:font-style-complex="normal"/>
    </style:style>
    <style:style style:name="T28" style:family="text">
      <style:text-properties fo:language="it" fo:country="IT" fo:font-style="normal" officeooo:rsid="00cf4cd0" style:font-style-asian="normal" style:font-style-complex="normal"/>
    </style:style>
    <style:style style:name="T29" style:family="text">
      <style:text-properties fo:language="it" fo:country="IT" fo:font-style="normal" officeooo:rsid="00d0dd6a" style:font-style-asian="normal" style:font-style-complex="normal"/>
    </style:style>
    <style:style style:name="T30" style:family="text">
      <style:text-properties fo:language="it" fo:country="IT" officeooo:rsid="0092b2dd"/>
    </style:style>
    <style:style style:name="T31" style:family="text">
      <style:text-properties fo:language="it" fo:country="IT" officeooo:rsid="0093aabd"/>
    </style:style>
    <style:style style:name="T32" style:family="text">
      <style:text-properties fo:language="it" fo:country="IT" officeooo:rsid="00a9f25c"/>
    </style:style>
    <style:style style:name="T33" style:family="text">
      <style:text-properties fo:language="it" fo:country="IT" officeooo:rsid="008b0e93"/>
    </style:style>
    <style:style style:name="T34" style:family="text">
      <style:text-properties fo:language="it" fo:country="IT" officeooo:rsid="00ad74e8"/>
    </style:style>
    <style:style style:name="T35" style:family="text">
      <style:text-properties fo:language="it" fo:country="IT" fo:font-weight="normal" officeooo:rsid="00b7ce20" style:font-weight-asian="normal" style:font-size-complex="12pt" style:font-weight-complex="normal"/>
    </style:style>
    <style:style style:name="T36" style:family="text">
      <style:text-properties fo:language="it" fo:country="IT" officeooo:rsid="00b7ce20" style:font-size-complex="12pt"/>
    </style:style>
    <style:style style:name="T37" style:family="text">
      <style:text-properties fo:language="it" fo:country="IT" officeooo:rsid="00c78ebc"/>
    </style:style>
    <style:style style:name="T38" style:family="text">
      <style:text-properties fo:language="it" fo:country="IT" officeooo:rsid="00ce8f1f"/>
    </style:style>
    <style:style style:name="T39" style:family="text">
      <style:text-properties fo:language="it" fo:country="IT" officeooo:rsid="00cf4cd0"/>
    </style:style>
    <style:style style:name="T40" style:family="text">
      <style:text-properties fo:language="it" fo:country="IT" officeooo:rsid="00cfd724"/>
    </style:style>
    <style:style style:name="T41" style:family="text">
      <style:text-properties style:font-name="Times New Roman1"/>
    </style:style>
    <style:style style:name="T42" style:family="text">
      <style:text-properties style:font-name="Times New Roman1" officeooo:rsid="0094e8d0"/>
    </style:style>
    <style:style style:name="T43" style:family="text">
      <style:text-properties style:font-name="Times New Roman1" fo:font-size="12pt" fo:language="it" fo:country="IT" officeooo:rsid="0094e8d0" style:font-size-asian="12pt" style:font-size-complex="12pt"/>
    </style:style>
    <style:style style:name="T44" style:family="text">
      <style:text-properties style:font-name="Times New Roman1" fo:font-size="12pt" fo:language="it" fo:country="IT" officeooo:rsid="009267b1" style:font-size-asian="12pt" style:font-size-complex="12pt"/>
    </style:style>
    <style:style style:name="T45" style:family="text">
      <style:text-properties style:font-name="Times New Roman1" fo:font-size="12pt" fo:language="it" fo:country="IT" officeooo:rsid="00927131" style:font-size-asian="12pt" style:font-size-complex="12pt"/>
    </style:style>
    <style:style style:name="T46" style:family="text">
      <style:text-properties style:font-name="Times New Roman1" fo:font-size="12pt" fo:language="it" fo:country="IT" officeooo:rsid="00b7ce20" style:font-size-asian="12pt" style:font-size-complex="12pt"/>
    </style:style>
    <style:style style:name="T47" style:family="text">
      <style:text-properties style:font-name="Times New Roman1" fo:font-size="12pt" fo:language="it" fo:country="IT" officeooo:rsid="00d0dd6a" style:font-size-asian="12pt" style:font-size-complex="12pt"/>
    </style:style>
    <style:style style:name="T48" style:family="text">
      <style:text-properties style:font-name="Times New Roman1" fo:font-size="12pt" fo:language="it" fo:country="IT" fo:font-style="italic" officeooo:rsid="009267b1" style:font-size-asian="12pt" style:font-style-asian="italic" style:font-size-complex="12pt" style:font-style-complex="italic"/>
    </style:style>
    <style:style style:name="T49" style:family="text">
      <style:text-properties style:font-name="Times New Roman1" officeooo:rsid="009189c4"/>
    </style:style>
    <style:style style:name="T50" style:family="text">
      <style:text-properties style:font-name="Times New Roman1" officeooo:rsid="00c78eb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0941bee" style:font-style-asian="normal" style:font-style-complex="normal"/>
    </style:style>
    <style:style style:name="T53" style:family="text">
      <style:text-properties fo:font-style="normal" officeooo:rsid="00cfd724" style:font-style-asian="normal" style:font-style-complex="normal"/>
    </style:style>
    <style:style style:name="T54" style:family="text">
      <style:text-properties fo:font-style="normal" officeooo:rsid="00d0dd6a" style:font-style-asian="normal" style:font-style-complex="normal"/>
    </style:style>
    <style:style style:name="T55" style:family="text">
      <style:text-properties officeooo:rsid="008fb995"/>
    </style:style>
    <style:style style:name="T56" style:family="text">
      <style:text-properties officeooo:rsid="0094e8d0"/>
    </style:style>
    <style:style style:name="T57" style:family="text">
      <style:text-properties officeooo:rsid="0083c57b"/>
    </style:style>
    <style:style style:name="T58" style:family="text">
      <style:text-properties officeooo:rsid="009189c4"/>
    </style:style>
    <style:style style:name="T59" style:family="text">
      <style:text-properties style:font-name="Times New Roman" fo:font-size="12pt" fo:language="it" fo:country="IT" style:font-size-asian="12pt" style:font-size-complex="12pt"/>
    </style:style>
    <style:style style:name="T60" style:family="text">
      <style:text-properties style:font-name="Times New Roman" fo:font-size="12pt" fo:language="it" fo:country="IT" officeooo:rsid="00b7ce20" style:font-size-asian="12pt" style:font-size-complex="12pt"/>
    </style:style>
    <style:style style:name="T61" style:family="text">
      <style:text-properties style:font-name="Times New Roman" fo:font-size="12pt" style:font-size-asian="12pt" style:font-size-complex="12pt"/>
    </style:style>
    <style:style style:name="T62" style:family="text">
      <style:text-properties style:font-name="Times New Roman" fo:font-size="12pt" officeooo:rsid="009189c4" style:font-size-asian="12pt" style:font-size-complex="12pt"/>
    </style:style>
    <style:style style:name="T63" style:family="text">
      <style:text-properties style:font-name="Times New Roman" fo:font-size="12pt" officeooo:rsid="009267b1" style:font-size-asian="12pt" style:font-size-complex="12pt"/>
    </style:style>
    <style:style style:name="T64" style:family="text">
      <style:text-properties style:font-name="Times New Roman" fo:font-size="12pt" officeooo:rsid="0099b61f" style:font-size-asian="12pt" style:font-size-complex="12pt"/>
    </style:style>
    <style:style style:name="T65" style:family="text">
      <style:text-properties style:font-name="Times New Roman" fo:font-size="12pt" officeooo:rsid="009a5a99" style:font-size-asian="12pt" style:font-size-complex="12pt"/>
    </style:style>
    <style:style style:name="T66" style:family="text">
      <style:text-properties style:font-name="Times New Roman" fo:font-size="12pt" officeooo:rsid="009a8b7f" style:font-size-asian="12pt" style:font-size-complex="12pt"/>
    </style:style>
    <style:style style:name="T67" style:family="text">
      <style:text-properties style:font-name="Times New Roman" fo:font-size="12pt" officeooo:rsid="00abcfe4" style:font-size-asian="12pt" style:font-size-complex="12pt"/>
    </style:style>
    <style:style style:name="T6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69" style:family="text">
      <style:text-properties style:font-name="Times New Roman" fo:font-size="12pt" fo:font-style="italic" officeooo:rsid="009189c4" style:font-size-asian="12pt" style:font-style-asian="italic" style:font-size-complex="12pt" style:font-style-complex="italic"/>
    </style:style>
    <style:style style:name="T70" style:family="text">
      <style:text-properties officeooo:rsid="009189c4" style:font-size-complex="12pt"/>
    </style:style>
    <style:style style:name="T71" style:family="text">
      <style:text-properties officeooo:rsid="009267b1" style:font-size-complex="12pt"/>
    </style:style>
    <style:style style:name="T72" style:family="text">
      <style:text-properties officeooo:rsid="0099b61f" style:font-size-complex="12pt"/>
    </style:style>
    <style:style style:name="T73" style:family="text">
      <style:text-properties officeooo:rsid="0092b2dd"/>
    </style:style>
    <style:style style:name="T74" style:family="text">
      <style:text-properties officeooo:rsid="0095096e"/>
    </style:style>
    <style:style style:name="T75" style:family="text">
      <style:text-properties officeooo:rsid="00a9f25c"/>
    </style:style>
    <style:style style:name="T76" style:family="text">
      <style:text-properties officeooo:rsid="00abcfe4"/>
    </style:style>
    <style:style style:name="T77" style:family="text">
      <style:text-properties officeooo:rsid="00b55dd8"/>
    </style:style>
    <style:style style:name="T78" style:family="text">
      <style:text-properties officeooo:rsid="00bb60e8"/>
    </style:style>
    <style:style style:name="T79" style:family="text">
      <style:text-properties officeooo:rsid="00bc7c52"/>
    </style:style>
    <style:style style:name="T80" style:family="text">
      <style:text-properties officeooo:rsid="00bd2a4b"/>
    </style:style>
    <style:style style:name="T81" style:family="text">
      <style:text-properties officeooo:rsid="00bf0c0b"/>
    </style:style>
    <style:style style:name="T82" style:family="text">
      <style:text-properties officeooo:rsid="00c0f89e"/>
    </style:style>
    <style:style style:name="T83" style:family="text">
      <style:text-properties officeooo:rsid="00c2f059"/>
    </style:style>
    <style:style style:name="T84" style:family="text">
      <style:text-properties officeooo:rsid="00c4d63a"/>
    </style:style>
    <style:style style:name="T85" style:family="text">
      <style:text-properties officeooo:rsid="00c78ebc"/>
    </style:style>
    <style:style style:name="T86" style:family="text">
      <style:text-properties officeooo:rsid="00941bee"/>
    </style:style>
    <style:style style:name="T87" style:family="text">
      <style:text-properties officeooo:rsid="00cfd724"/>
    </style:style>
    <style:style style:name="T88" style:family="text">
      <style:text-properties officeooo:rsid="00d0dd6a"/>
    </style:style>
    <style:style style:name="T89" style:family="text">
      <style:text-properties officeooo:rsid="00d1345f"/>
    </style:style>
    <style:style style:name="T90" style:family="text">
      <style:text-properties officeooo:rsid="00d14a21"/>
    </style:style>
    <style:style style:name="T91" style:family="text">
      <style:text-properties officeooo:rsid="00d1b3c0"/>
    </style:style>
    <style:style style:name="T92" style:family="text">
      <style:text-properties officeooo:rsid="00d1f501"/>
    </style:style>
    <style:style style:name="T93" style:family="text">
      <style:text-properties officeooo:rsid="00d579a3"/>
    </style:style>
    <style:style style:name="T94" style:family="text">
      <style:text-properties officeooo:rsid="00d98c85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Corso di <text:span text:style-name="T7">High Performance Computing</text:span></text:h>
      <text:p text:style-name="P19">Esercitazione OpenMP del 24/3/2017</text:p>
      <text:p text:style-name="P1">Moreno Marzolla</text:p>
      <text:p text:style-name="P15"/>
      <text:p text:style-name="P16">Ultimo aggiornamento: 2017/03/23</text:p>
      <text:p text:style-name="Standard"/>
      <text:p text:style-name="P18"><text:span text:style-name="T9">Per svolgere l'esercitazione è </text:span><text:span text:style-name="T17">possibile</text:span><text:span text:style-name="T9"> collegarsi al server </text:span><text:span text:style-name="Teletype"><text:span text:style-name="T9">disi-hpc.csr.unibo.it</text:span></text:span><text:span text:style-name="T9"> tramite ssh, usando come </text:span><text:span text:style-name="T28">nome utente</text:span><text:span text:style-name="T9"> il </text:span><text:span text:style-name="T32">proprio</text:span><text:span text:style-name="T9"> indirizzo mail istituzionale completo </text:span><text:span text:style-name="T39">(es. </text:span><text:span text:style-name="Teletype"><text:span text:style-name="T39">paolo.rossi@studio.unibo.it</text:span></text:span><text:span text:style-name="T39">)</text:span><text:span text:style-name="T9">, e come password la </text:span><text:span text:style-name="T32">propria</text:span><text:span text:style-name="T13"> </text:span><text:span text:style-name="T9">password istituzionale </text:span><text:span text:style-name="T13">(quella </text:span><text:span text:style-name="T32">usa</text:span><text:span text:style-name="T39">ta</text:span><text:span text:style-name="T13"> per accedere alla casella di posta </text:span><text:span text:style-name="T32">o ad AlmaEsami</text:span><text:span text:style-name="T13">)</text:span><text:span text:style-name="T9">. S</text:span><text:span text:style-name="T24">ulla macchina è installato il compilatore </text:span><text:span text:style-name="Teletype"><text:span text:style-name="T24">gcc</text:span></text:span><text:span text:style-name="T24"> e alcuni editor di testo </text:span><text:span text:style-name="T22">per console</text:span><text:span text:style-name="T24">: </text:span><text:span text:style-name="Teletype"><text:span text:style-name="T24">vim</text:span></text:span><text:span text:style-name="T24">, </text:span><text:span text:style-name="Teletype"><text:span text:style-name="T24">pico</text:span></text:span><text:span text:style-name="T24">, </text:span><text:span text:style-name="Teletype"><text:span text:style-name="T24">joe</text:span></text:span><text:span text:style-name="T24">, </text:span><text:span text:style-name="Teletype"><text:span text:style-name="T21">ne</text:span></text:span><text:span text:style-name="T21"> </text:span><text:span text:style-name="T24">e </text:span><text:span text:style-name="Teletype"><text:span text:style-name="T24">emacs</text:span></text:span><text:span text:style-name="T24">. Per </text:span><text:span text:style-name="T23">chi non è pratico </text:span><text:span text:style-name="T24">suggerisco </text:span><text:span text:style-name="Teletype"><text:span text:style-name="T24">pico</text:span></text:span><text:span text:style-name="T24">, che </text:span><text:span text:style-name="T23">è semplice da usare e </text:span><text:span text:style-name="T20">richiede poche risorse</text:span><text:span text:style-name="T24">. </text:span><text:span text:style-name="T33">Chi ha un portatile con </text:span><text:span text:style-name="T39">il compilatore installato e configurato correttamente può lavorare in locale.</text:span></text:p>
      <text:list xml:id="list7349304561539844763" text:style-name="Numbering_20_1">
        <text:list-item>
          <text:h text:style-name="Heading_20_2" text:outline-level="2"><text:span text:style-name="T19">F</text:span><text:span text:style-name="T8">amiliarizzare con l'ambiente </text:span><text:span text:style-name="T25">di lavoro</text:span></text:h>
        </text:list-item>
      </text:list>
      <text:p text:style-name="P17">Per chi non l'ha ancora fatto, consiglio di prendere familiarità con l'ambiente di lavoro e con gli esempi visti a lezione (chi l'ha già fatto può passare direttamente all'esercizio successivo):</text:p>
      <text:list xml:id="list1315246844255901557" text:style-name="L1">
        <text:list-item>
          <text:p text:style-name="P20">Scaricare i sorgenti dei programmi illustrati a lezione:</text:p>
          <text:p text:style-name="P20"><text:span text:style-name="Teletype">wget </text:span><text:a xlink:type="simple" xlink:href="http://www.moreno.marzolla.name/teaching/HPC/HPC1617.tar.gz" text:style-name="Internet_20_link" text:visited-style-name="Visited_20_Internet_20_Link"><text:span text:style-name="Teletype">www.moreno.marzolla.name/</text:span></text:a><text:a xlink:type="simple" xlink:href="http://www.moreno.marzolla.name/teaching/HPC/HPC1617.tar.gz" text:style-name="Internet_20_link" text:visited-style-name="Visited_20_Internet_20_Link"><text:span text:style-name="Teletype"><text:span text:style-name="T55">teaching/</text:span></text:span></text:a><text:a xlink:type="simple" xlink:href="http://www.moreno.marzolla.name/teaching/HPC/HPC1617.tar.gz" text:style-name="Internet_20_link" text:visited-style-name="Visited_20_Internet_20_Link"><text:span text:style-name="Teletype">HPC/HPC1617.tar.gz</text:span></text:a></text:p>
          <text:p text:style-name="P20"><text:span text:style-name="Teletype">tar xfz HPC1617.tar.gz</text:span></text:p>
          <text:p text:style-name="P20"><text:span text:style-name="Teletype">cd HPC1617/</text:span></text:p>
        </text:list-item>
        <text:list-item>
          <text:p text:style-name="P21">Compilare alcuni degli esempi OpenMP <text:span text:style-name="T75">mostrati</text:span> a lezione. <text:span text:style-name="T75">E' fornito un Makefile per automatizzare la compilazione (il comando </text:span><text:span text:style-name="Teletype"><text:span text:style-name="T75">make openmp</text:span></text:span><text:span text:style-name="T75"> compila tutti i programmi OpenMP). Suggerisco di provare anche la compilazione manuale, usando i flag </text:span><text:span text:style-name="Teletype"><text:span text:style-name="T75">-Wall -Wpedantic -std=c99</text:span></text:span><text:span text:style-name="T75"> per abilitare i warning e forzare il rispetto dello standard C99 (chi vuole usare ANSI C deve usare </text:span><text:span text:style-name="Teletype"><text:span text:style-name="T75">-ansi</text:span></text:span><text:span text:style-name="T75"> al posto di </text:span><text:span text:style-name="Teletype"><text:span text:style-name="T75">-std=c99</text:span></text:span><text:span text:style-name="T75">) </text:span></text:p>
        </text:list-item>
        <text:list-item>
          <text:p text:style-name="P21"><text:span text:style-name="T75">E</text:span>seguire i programm<text:span text:style-name="T75">i</text:span> con <text:span text:style-name="T87">varie dimensioni del team di thread</text:span>, settando la variabile d'ambiente <text:span text:style-name="Teletype">OMP_NUM_THREADS</text:span>:</text:p>
          <text:p text:style-name="P20"><text:span text:style-name="Teletype">OMP_NUM_THREADS=3 ./omp-demo0</text:span></text:p>
        </text:list-item>
      </text:list>
      <text:list xml:id="list144816340424031" text:continue-list="list7349304561539844763" text:style-name="Numbering_20_1">
        <text:list-item>
          <text:h text:style-name="P31" text:outline-level="2"><text:span text:style-name="T18">S</text:span><text:span text:style-name="T8">omma </text:span><text:span text:style-name="T34">degli elementi </text:span><text:span text:style-name="T8">di un array </text:span><text:span text:style-name="T37">[facile]</text:span></text:h>
        </text:list-item>
      </text:list>
      <text:p text:style-name="P12"><text:span text:style-name="T8">Scrivere un programma che calcola la somma dei valori contenuti in un array </text:span><text:span text:style-name="Teletype"><text:span text:style-name="T8">a[]</text:span></text:span><text:span text:style-name="T8"> di </text:span><text:span text:style-name="Teletype"><text:span text:style-name="T8">double</text:span></text:span><text:span text:style-name="T8"> (questo corrisponde all'operazione "sum reduce" di cui abbiamo parlato a lezione). La dimensione </text:span><text:span text:style-name="T10">N</text:span><text:span text:style-name="T8"> dell'array può essere passata a riga di comando, oppure può essere definita </text:span><text:span text:style-name="T12">hardcoded</text:span><text:span text:style-name="T8"> nel codice. Il programma deve sfruttare il parallelismo tramite il costrutto </text:span><text:span text:style-name="Teletype"><text:span text:style-name="T8">omp parallel</text:span></text:span><text:span text:style-name="T8">, partizionando </text:span><text:span text:style-name="T40">manualmente</text:span><text:span text:style-name="T8"> l'array tra i thread OpenMP. Procedere come segue:</text:span></text:p>
      <text:list xml:id="list5676344041518827354" text:style-name="L2">
        <text:list-item>
          <text:p text:style-name="P22"><text:span text:style-name="T8">Iniziare realizzando una versione seriale del programma. </text:span><text:span text:style-name="T15">Includere codice per inizializzare opportunament</text:span><text:span text:style-name="T38">e</text:span><text:span text:style-name="T15"> l'array </text:span><text:span text:style-name="Teletype"><text:span text:style-name="T15">a</text:span></text:span><text:span text:style-name="Teletype"><text:span text:style-name="T34">[]</text:span></text:span><text:span text:style-name="T8">, </text:span><text:span text:style-name="T16">possibilmente </text:span><text:span text:style-name="T10">non</text:span><text:span text:style-name="T8"> con valori casuali; </text:span><text:span text:style-name="T34">conviene inizializzare l'array </text:span><text:span text:style-name="T30">in modo deterministico per poter verificare la correttezza del risultato (es., con un valore costant</text:span><text:span text:style-name="T31">e</text:span><text:span text:style-name="T30">, oppure con valori interi da 0 a </text:span><text:span text:style-name="T11">N</text:span><text:span text:style-name="T30"> - 1 </text:span><text:span text:style-name="T40">in modo che sia noto a priori quale deve essere il valore della somma dei valori</text:span><text:span text:style-name="T30">)</text:span><text:span text:style-name="T14">;</text:span></text:p>
        </text:list-item>
        <text:list-item>
          <text:p text:style-name="P22">Parallelizzare la versione seriale <text:span text:style-name="T73">usando il costrutto </text:span><text:span text:style-name="Teletype"><text:span text:style-name="T73">omp parallel</text:span></text:span><text:span text:style-name="T73"> (inizialmente non usare </text:span><text:span text:style-name="Teletype"><text:span text:style-name="T73">omp parallel for</text:span></text:span>)<text:span text:style-name="T73">. Detto </text:span><text:span text:style-name="T2">P</text:span><text:span text:style-name="T73"> il numero di thread OpenMP, il programma deve partizionare l'array in </text:span><text:span text:style-name="T2">P</text:span><text:span text:style-name="T73"> blocchi di dimensione approssimativamente uniforme. Ciascun thread determina gli estremi del sottovettore di cui è responsabile, usando il proprio ID e il valore di </text:span><text:span text:style-name="T2">P</text:span><text:span text:style-name="T73">, e calcola la somma della propria porzione di array. Le somme vengono memorizzate in un secondo array </text:span><text:span text:style-name="Teletype"><text:span text:style-name="T73">s[]</text:span></text:span><text:span text:style-name="T73"> di </text:span><text:span text:style-name="T2">P</text:span><text:span text:style-name="T73"> elementi, in modo che ciascun thread scriva un elemento diverso senza causare race condition. Fatto questo, uno solo dei processi OpenMP (es., il master) calcola la somma dei valori in </text:span><text:span text:style-name="Teletype"><text:span text:style-name="T86">s[]</text:span></text:span><text:span text:style-name="T86">, determinando così il risultato cercato.</text:span></text:p>
        </text:list-item>
        <text:list-item>
          <text:p text:style-name="P23"><text:soft-page-break/>Realizzare quindi una nuova versione della funzione di somma usando stavolta il costrutto <text:span text:style-name="Teletype">omp parallel for</text:span> e le direttive OpenMP per l'aggiornamento atomico della somma.</text:p>
        </text:list-item>
      </text:list>
      <text:p text:style-name="P12"><text:span text:style-name="T86">Si presti attenzione a gestire correttamente nel punto 2 il caso in cui </text:span><text:span text:style-name="T5">N</text:span><text:span text:style-name="T86"> non sia un multiplo esatto di </text:span><text:span text:style-name="T5">P</text:span><text:span text:style-name="T52">; </text:span><text:span text:style-name="T53">nel punto 3 </text:span><text:span text:style-name="T54">ciò</text:span><text:span text:style-name="T53"> viene fatto automaticamente dal compilatore</text:span><text:span text:style-name="T86">. Testare il programma anche nel caso in cui </text:span><text:span text:style-name="T3">N</text:span><text:span text:style-name="T74"> sia minore del numero di thread <text:s/></text:span><text:span text:style-name="T3">P</text:span><text:span text:style-name="T74">. </text:span></text:p>
      <text:list xml:id="list144816432839104" text:continue-list="list144816340424031" text:style-name="Numbering_20_1">
        <text:list-item>
          <text:h text:style-name="Heading_20_2" text:outline-level="2">Calcolo del valore di <text:span text:style-name="T41">π </text:span><text:span text:style-name="T50">[facile]</text:span></text:h>
        </text:list-item>
      </text:list>
      <text:p text:style-name="P2">Il file <text:span text:style-name="T58">omp</text:span><text:span text:style-name="Teletype">-pi.c</text:span> contiene una implementazione seriale di un algoritmo di tipo Monte Carlo per il <text:span text:style-name="T77">c</text:span>alcolo del valore approssimato di <text:span text:style-name="T49">π</text:span>. <text:span text:style-name="T88">Negli algoritmi di tipo Monte Carlo si fa uso di sequenze di numeri casuali per il calcolo approssimato di valori numerici di interesse.</text:span></text:p>
      <text:p text:style-name="P2"><draw:frame draw:style-name="fr1" draw:name="Object1" text:anchor-type="paragraph" svg:x="0.572in" svg:y="0.0008in" svg:width="5.5508in" svg:height="2.2118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Il principio di funzionamento dell'algoritmo è molto semplice. <text:span text:style-name="T88">Si inizia generando</text:span> <text:span text:style-name="T1">N</text:span> punti casuali <text:span text:style-name="T76">uniformemente distribuiti </text:span>all'interno del quadrato di vertici (-1, -1) e (1, 1). <text:span text:style-name="T88">Definiamo con </text:span><text:span text:style-name="T1">x</text:span> <text:span text:style-name="T56">il numero </text:span>di punti che cadono all'interno del cerchio di raggio <text:span text:style-name="T56">unitario</text:span> e centro nell'origine <text:span text:style-name="T56">degli assi. </text:span>Il rapporto <text:span text:style-name="T1">x</text:span> / <text:span text:style-name="T1">N</text:span> <text:span text:style-name="T56">approssima</text:span> il rapporto tra l'area del quadrato (<text:span text:style-name="T57">che vale</text:span> 4) e l'area del cerchio inscritto in esso. Poiché sappiamo che l'area <text:span text:style-name="T56">di tale</text:span> cerchio è <text:span text:style-name="T42">π</text:span>, possiamo <text:span text:style-name="T56">stimare il valore di </text:span><text:span text:style-name="T42">π</text:span> <text:span text:style-name="T56">come</text:span> (4<text:span text:style-name="T1">x</text:span> / <text:span text:style-name="T1">N</text:span><text:span text:style-name="T51">).</text:span></text:p>
      <text:p text:style-name="P4"><text:span text:style-name="T29">Il file </text:span><text:span text:style-name="Teletype"><text:span text:style-name="T27">omp</text:span></text:span><text:span text:style-name="Teletype"><text:span text:style-name="T26">-pi.c</text:span></text:span><text:span text:style-name="T26"> </text:span><text:span text:style-name="T29">contiene una versione seriale dell'algoritmo descritto sopra. Modificare il codice in modo da sfruttare il parallelismo con OpenMP. </text:span><text:span text:style-name="Teletype"><text:span text:style-name="T60">Iniziare con una implementazione che usi solo il costrutto </text:span></text:span><text:span text:style-name="Teletype"><text:span text:style-name="T35">omp parallel</text:span></text:span><text:span text:style-name="Teletype"><text:span text:style-name="T60"> (non </text:span></text:span><text:span text:style-name="Teletype"><text:span text:style-name="T36">omp parallel for</text:span></text:span><text:span text:style-name="Teletype"><text:span text:style-name="T60">). </text:span></text:span><text:span text:style-name="Teletype"><text:span text:style-name="T59">L'implementazione </text:span></text:span><text:span text:style-name="Teletype"><text:span text:style-name="T60">deve operare come segue:</text:span></text:span></text:p>
      <text:list xml:id="list7399284605885990806" text:style-name="L3">
        <text:list-item>
          <text:p text:style-name="P24"><text:span text:style-name="Teletype"><text:span text:style-name="T61">Sia </text:span></text:span><text:span text:style-name="Teletype"><text:span text:style-name="T68">P</text:span></text:span><text:span text:style-name="Teletype"><text:span text:style-name="T61"> il numero di thread OpenMP utilizzati</text:span></text:span></text:p>
        </text:list-item>
        <text:list-item>
          <text:p text:style-name="P25"><text:span text:style-name="Teletype"><text:span text:style-name="T62">Ciascun thread </text:span></text:span><text:span text:style-name="Teletype"><text:span text:style-name="T69">p</text:span></text:span><text:span text:style-name="Teletype"><text:span text:style-name="T62"> invoca la funzione </text:span></text:span><text:span text:style-name="Teletype"><text:span text:style-name="T70">generate_points()</text:span></text:span><text:span text:style-name="Teletype"><text:span text:style-name="T62">, generando </text:span></text:span><text:span text:style-name="Teletype"><text:span text:style-name="T69">N </text:span></text:span><text:span text:style-name="Teletype"><text:span text:style-name="T62">/ </text:span></text:span><text:span text:style-name="Teletype"><text:span text:style-name="T69">P</text:span></text:span><text:span text:style-name="Teletype"><text:span text:style-name="T62"> punti e ponendo il risultato nella </text:span></text:span><text:span text:style-name="Teletype"><text:span text:style-name="T69">p</text:span></text:span><text:span text:style-name="Teletype"><text:span text:style-name="T62">-esima posizione d</text:span></text:span><text:span text:style-name="Teletype"><text:span text:style-name="T63">i un array</text:span></text:span><text:span text:style-name="Teletype"><text:span text:style-name="T62"> </text:span></text:span><text:span text:style-name="Teletype"><text:span text:style-name="T70">inside[</text:span></text:span><text:span text:style-name="Teletype"><text:span text:style-name="T72">P</text:span></text:span><text:span text:style-name="Teletype"><text:span text:style-name="T70">]</text:span></text:span><text:span text:style-name="Teletype"><text:span text:style-name="T62">; tale array </text:span></text:span><text:span text:style-name="Teletype"><text:span text:style-name="T63">va</text:span></text:span><text:span text:style-name="Teletype"><text:span text:style-name="T62"> dichiarato al di fuori del blocco parallelo (tutte le variabili visibili all'inizio di un costrutto </text:span></text:span><text:span text:style-name="Teletype"><text:span text:style-name="T70">omp parallel</text:span></text:span><text:span text:style-name="Teletype"><text:span text:style-name="T62"> sono condivise tra tutti i thread OpenMP all'interno del costrutto stesso).</text:span></text:span></text:p>
        </text:list-item>
        <text:list-item>
          <text:p text:style-name="P26"><text:span text:style-name="Teletype"><text:span text:style-name="T64">Un solo processo </text:span></text:span><text:span text:style-name="Teletype"><text:span text:style-name="T65">(</text:span></text:span><text:span text:style-name="Teletype"><text:span text:style-name="T67">es, </text:span></text:span><text:span text:style-name="Teletype"><text:span text:style-name="T65">il master)</text:span></text:span><text:span text:style-name="Teletype"><text:span text:style-name="T64"> </text:span></text:span><text:span text:style-name="Teletype"><text:span text:style-name="T63">somma i valori dell'array </text:span></text:span><text:span text:style-name="Teletype"><text:span text:style-name="T71">inside[]</text:span></text:span><text:span text:style-name="Teletype"><text:span text:style-name="T63">, determinando il numero </text:span></text:span><text:span text:style-name="Teletype"><text:span text:style-name="T66">totale</text:span></text:span><text:span text:style-name="Teletype"><text:span text:style-name="T63"> di punti interni al cerchio e completando il calcolo di </text:span></text:span><text:span text:style-name="Teletype"><text:span text:style-name="T43">π</text:span></text:span></text:p>
        </text:list-item>
      </text:list>
      <text:p text:style-name="P5"><text:span text:style-name="Teletype"><text:span text:style-name="T44">Prestare attenzione al fatto che </text:span></text:span><text:span text:style-name="Teletype"><text:span text:style-name="T48">N</text:span></text:span><text:span text:style-name="Teletype"><text:span text:style-name="T44"> potrebbe non essere divisibile per </text:span></text:span><text:span text:style-name="Teletype"><text:span text:style-name="T48">P</text:span></text:span><text:span text:style-name="Teletype"><text:span text:style-name="T44">. Suggerisco di </text:span></text:span><text:span text:style-name="Teletype"><text:span text:style-name="T45">ignorare il problema nella prima stesura del programma, per affrontarlo solo in seguito</text:span></text:span><text:span text:style-name="Teletype"><text:span text:style-name="T44">.</text:span></text:span></text:p>
      <text:p text:style-name="P6"><text:span text:style-name="Teletype"><text:span text:style-name="T46">Creare poi una seconda versione del programma </text:span></text:span><text:span text:style-name="Teletype"><text:span text:style-name="T47">sfruttando tutti i costrutti OpenMP visti a lezione fino ad ora che si ritiene necessari.</text:span></text:span></text:p>
      <text:list xml:id="list144815250704738" text:continue-list="list144816432839104" text:style-name="Numbering_20_1">
        <text:list-item>
          <text:h text:style-name="Heading_20_2" text:outline-level="2">Scan <text:span text:style-name="T85">[medio]</text:span></text:h>
        </text:list-item>
      </text:list>
      <text:p text:style-name="P7">Il file <text:span text:style-name="Teletype">omp-inclusive-scan.c</text:span> contiene una implementazione seriale d<text:span text:style-name="T88">i un </text:span>algoritmo per il calcolo della <text:span text:style-name="T1">scan inclusiva</text:span> <text:span text:style-name="T79">(somme prefisse) </text:span>di un array <text:span text:style-name="Teletype">v[]</text:span> <text:span text:style-name="T78">di </text:span><text:span text:style-name="T4">n</text:span><text:span text:style-name="T78"> elementi</text:span>; il risultato viene <text:soft-page-break/>memorizzato in un secondo array <text:span text:style-name="Teletype">s[]</text:span>. <text:span text:style-name="T79">A</text:span>l termine dell'operazione si deve avere <text:span text:style-name="T1">s</text:span>[<text:span text:style-name="T1">i</text:span>] = <text:span text:style-name="T1">v</text:span>[0] + <text:span text:style-name="T1">v</text:span>[1] + … + <text:span text:style-name="T1">v</text:span>[<text:span text:style-name="T1">i</text:span>] per ogni <text:span text:style-name="T1">i</text:span>.</text:p>
      <text:p text:style-name="P8">Poiché nella programmazione OpenMP si <text:span text:style-name="T88">assume generalmente</text:span> che il numero <text:span text:style-name="T1">P</text:span> di core <text:span text:style-name="T88">sia</text:span> limitato (<text:span text:style-name="T1">P</text:span> &lt;&lt; <text:span text:style-name="T1">n</text:span>), <text:span text:style-name="T88">non è conveniente usare </text:span>lo schema "ad albero" <text:span text:style-name="T88">cui abbiamo accennato a lezione, che invece è adeguato per sistemi come le GPU in cui possiamo assumere di avere tanti core quanti elementi dell'array</text:span>. <text:span text:style-name="T88">Realizzeremo invece </text:span>una strategia più semplice e più adeguata a<text:span text:style-name="T88">d OpenMP; s</text:span>i faccia riferimento alla figura seguente, in cui assumiamo di avere <text:span text:style-name="T6">P </text:span><text:span text:style-name="T88">= 4</text:span>.</text:p>
      <text:p text:style-name="P9"><draw:frame draw:style-name="fr1" draw:name="Object2" text:anchor-type="paragraph" svg:x="0.111in" svg:y="0.0008in" svg:width="6.3492in" svg:height="3.7508in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1512540604848264630" text:style-name="L4">
        <text:list-item>
          <text:p text:style-name="P27">L'array <text:span text:style-name="Teletype">v[]</text:span> è logicamente distribuito tra i thread OpenMP; ogni thread oper<text:span text:style-name="T88">a</text:span> su porzion<text:span text:style-name="T88">i</text:span> <text:span text:style-name="T88">di</text:span> <text:span text:style-name="Teletype">v[]</text:span> ed <text:span text:style-name="Teletype">s[]</text:span> <text:span text:style-name="T88">i cui estremi devono essere determinati in modo opportuno</text:span>.</text:p>
        </text:list-item>
        <text:list-item>
          <text:p text:style-name="P27">Ciascun thread esegue la scan inclusiva <text:span text:style-name="T88">della</text:span> propria porzione di <text:span text:style-name="Example">v[]</text:span>, <text:span text:style-name="T80">utilizzando un algoritmo sequenziale.</text:span> <text:span text:style-name="T80">il risultato viene memorizzato nella corrispondente porzione di </text:span><text:span text:style-name="Teletype"><text:span text:style-name="T80">s[]</text:span></text:span><text:span text:style-name="T80">.</text:span> </text:p>
        </text:list-item>
        <text:list-item>
          <text:p text:style-name="P28">Il valore dell'ultimo elemento <text:span text:style-name="T80">di ciascun </text:span>sotto-vettore delle somme prefisse <text:span text:style-name="Teletype"><text:span text:style-name="T80">s[]</text:span></text:span><text:span text:style-name="T80"> </text:span>viene copiato in un array temporaneo, <text:span text:style-name="T80">chiamato ad </text:span>esempio <text:span text:style-name="Source_20_Text">blksum[]</text:span>, <text:span text:style-name="T88">di</text:span> dimensione <text:span text:style-name="T1">P.</text:span></text:p>
        </text:list-item>
        <text:list-item>
          <text:p text:style-name="P27">Il master <text:span text:style-name="T88">applica l'operatore di </text:span><text:span text:style-name="T6">scan esclusivo</text:span><text:span text:style-name="T88"> a</text:span> <text:span text:style-name="Teletype">blksum[]</text:span>, <text:span text:style-name="T88">memorizzando il risultato su </text:span>un nuovo array <text:span text:style-name="Teletype">blksum_s[]</text:span> (in realtà è <text:span text:style-name="T88">anche </text:span>possibile modificare <text:span text:style-name="T88">direttamente il contenuto di</text:span> <text:span text:style-name="Teletype">blksum[]</text:span>).</text:p>
        </text:list-item>
        <text:list-item>
          <text:p text:style-name="P29">Ogni thread <text:span text:style-name="T6">t</text:span> somma il valore <text:span text:style-name="Teletype">blksum_[</text:span><text:span text:style-name="T6">t</text:span><text:span text:style-name="Teletype">]</text:span> a <text:span text:style-name="T92">tutti gli elementi de</text:span>lla propria porzione di somme prefisse <text:span text:style-name="Teletype">s[]</text:span>; il master <text:span text:style-name="T88">(</text:span><text:span text:style-name="T6">t</text:span><text:span text:style-name="T88"> = 0) dovrebbe sommare il valore zero, quindi non deve fare nulla.</text:span></text:p>
        </text:list-item>
        <text:list-item>
          <text:p text:style-name="P27">Al termine della fase precedente, <text:span text:style-name="Teletype">s[]</text:span> contiene le somme prefisse di <text:span text:style-name="Teletype">v[]</text:span></text:p>
        </text:list-item>
      </text:list>
      <text:list xml:id="list144816470467963" text:continue-list="list144815250704738" text:style-name="Numbering_20_1">
        <text:list-item>
          <text:h text:style-name="P32" text:outline-level="2">Decrittare un messaggio cifrato <text:span text:style-name="T85">[medio]</text:span></text:h>
        </text:list-item>
      </text:list>
      <text:p text:style-name="P10">Il programma <text:span text:style-name="Teletype">omp-brute-force.c</text:span> contiene un messaggio cifrato <text:span text:style-name="T89">memorizzato </text:span>nell'array <text:span text:style-name="Teletype">enc[]</text:span> lungo 64 Byte. Il messaggio è stato cifrato con una chiave lunga 8 Byte <text:span text:style-name="T89">usando l'algoritmo DES, usando funzioni di libreria che si trovano già installate sul server</text:span>; la chiave <text:span text:style-name="T90">di cifratura </text:span>è una sequenza di <text:span text:style-name="T90">8 </text:span>caratteri ASCII <text:span text:style-name="T90">che rappresentano cifre numeriche</text:span>, quindi è compresa tra “00000000” e “99999999”.</text:p>
      <text:p text:style-name="P10"><text:soft-page-break/>Nel programma è fornita una funzione <text:span text:style-name="Teletype">decrypt(enc, buf, n, key)</text:span> <text:span text:style-name="T90">per </text:span>decifrare un messaggio cifrato data la chiave:</text:p>
      <text:list xml:id="list1880225605754512525" text:style-name="L5">
        <text:list-item>
          <text:p text:style-name="P30"><text:span text:style-name="Teletype">enc</text:span> è un puntatore all'area di memoria contenente il messaggio cifrato;</text:p>
        </text:list-item>
        <text:list-item>
          <text:p text:style-name="P30"><text:span text:style-name="Teletype">n</text:span> è la lunghezza (in Byte) del messaggio cifrato;</text:p>
        </text:list-item>
        <text:list-item>
          <text:p text:style-name="P30"><text:span text:style-name="Teletype">buf</text:span> è un puntatore ad un'area di memoria ampia <text:span text:style-name="T1">n</text:span> Byte <text:span text:style-name="T90">(la stessa lunghezza del messaggio cifrato)</text:span>, che deve essere preallocata dal chiamante, e che <text:span text:style-name="T90">al termine della chiamata </text:span>conterrà il messaggio decifrato;</text:p>
        </text:list-item>
        <text:list-item>
          <text:p text:style-name="P30"><text:span text:style-name="Teletype">key</text:span> è il puntatore <text:span text:style-name="T90">alla</text:span> chiave da usare per <text:span text:style-name="T90">decifrare</text:span>; la chiave è lunga esattamente 8 Byte.</text:p>
        </text:list-item>
      </text:list>
      <text:p text:style-name="P10"><text:span text:style-name="T90">L'algoritmo di decifratura utilizzato (Data Encryption Standard, DES) produce sempre un messaggio</text:span> <text:span text:style-name="T90">"</text:span>decifrato<text:span text:style-name="T90">" data una chiave qualsiasi</text:span>; se la chiave non è quella corretta, il messaggio decifrato sarà <text:span text:style-name="T90">però </text:span>illeggibile. <text:span text:style-name="T82">Nel nostro caso, i</text:span>l messaggio <text:span text:style-name="T90">in chiaro</text:span> <text:span text:style-name="T82">è</text:span> una stringa di testo (stampabile con <text:span text:style-name="Teletype">printf()</text:span> ), i cui primi <text:span text:style-name="T82">dieci</text:span> caratteri sono “0123456789” <text:span text:style-name="T82">(senza virgolette)</text:span>.</text:p>
      <text:p text:style-name="P10">Scrivere un programma per realizzare un attacco di tipo “brute force” <text:span text:style-name="T90">allo</text:span> spazio delle chiavi, sfruttando il parallelismo offerto da OpenMP. <text:span text:style-name="T90">In altri termini, i</text:span>l programma deve tentare tutte le possibili chiavi da “00000000” a “99999999”, fino a quando ottiene un messaggio decifrato che inizia con “0123456789”; <text:span text:style-name="T83">trovata la chiave, il programma deve terminare in modo “pulito” stampando il messaggio decifrato</text:span>, che è una citazione tratta da un <text:span text:style-name="T90">vecchio film</text:span>.</text:p>
      <text:p text:style-name="P11"><text:span text:style-name="T84">L</text:span>a prima soluzione che viene in mente consiste nel far uso di un costrutto <text:span text:style-name="Teletype">omp parallel</text:span>, all'interno del quale inserire il codice che esplora un opportuno sottoinsieme dello spazio delle chiavi per ciascun thread. Questo è concettualmente corretto, ma <text:span text:style-name="T91">occorre ricordare</text:span> che a lezione abbiamo detto che il costrutto <text:span text:style-name="Teletype">omp parallel</text:span> si applica a <text:span text:style-name="T1">structured blocks</text:span>, <text:span text:style-name="T84">ossia</text:span> <text:span text:style-name="T91">a </text:span>blocchi con un <text:span text:style-name="T1">unico</text:span> punto di ingresso e un <text:span text:style-name="T1">unico</text:span> punto di uscita. Quindi <text:span text:style-name="T84">un thread </text:span>non <text:span text:style-name="T91">può</text:span> uscire dal blocco <text:span text:style-name="T91">con return, break o goto </text:span>quando ha trovato la chiave corretta; <text:span text:style-name="T91">d'altra parte non vogliamo aspettare che tutti i thread abbiano esplorato l'intero spazio delle chiavi per terminare</text:span>. <text:span text:style-name="T81">E' quindi necessario adottare un meccanismo appropriato per terminare la computazione in modo “pulito” non appena uno dei thread abbia abbia individuato la chiave. Non sono consentite soluzioni brutali come </text:span><text:span text:style-name="Teletype"><text:span text:style-name="T81">exit()</text:span></text:span><text:span text:style-name="T81"> o </text:span><text:span text:style-name="Teletype"><text:span text:style-name="T81">abort()</text:span></text:span><text:span text:style-name="T81"> per terminare il programma. </text:span></text:p>
      <text:list xml:id="list144815780056869" text:continue-list="list144816470467963" text:style-name="Numbering_20_1">
        <text:list-item>
          <text:h text:style-name="P33" text:outline-level="2">Scan con computazione ad albero [medio]</text:h>
        </text:list-item>
      </text:list>
      <text:p text:style-name="P13">Quando abbiamo parlato di pattern per la programmazione parallela abbiamo visto come sia possibile realizzare l'operatore <text:span text:style-name="T1">scan esclusivo</text:span> utilizzando una computazione strutturata "ad albero", con una fase ascendente (<text:span text:style-name="T1">up-sweep</text:span>) e una discendente (<text:span text:style-name="T1">down-sweep</text:span>). Sebbene a lezione non siano state fornite spiegazioni, nei lucidi a pagina 88 e 89 del documento <text:a xlink:type="simple" xlink:href="http://www.moreno.marzolla.name/teaching/high-performance-computing/2016-2017/L03-patterns.pdf">http://www.moreno.marzolla.name/teaching/high-performance-computing/2016-2017/L03-patterns.pdf</text:a> viene fornito il codice C per realizzare tali fasi; ricordare che quel codice funziona solo se la lunghezza dell'array <text:span text:style-name="T94">di</text:span> cui fare la scan è una potenza di due. </text:p>
      <text:p text:style-name="P13">Realizzare una implementazione parallela dell'algoritmo sfruttando OpenMP; <text:span text:style-name="T93">parallelizzare quanto più possibile di ciascuna fase usando i costrutti OpenMP che si ritengono più adeguati. Confrontare i tempi di esecuzione di questa implementazione con quelli del programma dell'esercizio 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Numbering_20_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75in" fo:margin-bottom="0.0638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ourier_20_new" style:display-name="Courier new" style:family="paragraph" style:parent-style-name="Text_20_body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fo:font-size="10.5pt" style:font-name-asian="Droid Sans Fallback1" style:font-family-asian="'Droid Sans Fallback'" style:font-family-generic-asian="modern" style:font-pitch-asian="fixed" style:font-size-asian="10.5pt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fo:font-size="11pt" style:font-name-asian="WenQuanYi Zen Hei Mono" style:font-family-asian="'WenQuanYi Zen Hei Mono'" style:font-family-generic-asian="modern" style:font-pitch-asian="fixed" style:font-size-asian="10.5pt" style:font-name-complex="Lohit Hindi2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eno Marzolla</meta:initial-creator>
    <meta:creation-date>2013-11-22T12:07:27</meta:creation-date>
    <dc:date>2017-03-23T14:48:14.534947469</dc:date>
    <meta:editing-duration>P1DT15H4M39S</meta:editing-duration>
    <meta:editing-cycles>273</meta:editing-cycles>
    <meta:generator>LibreOffice/4.2.8.2$Linux_X86_64 LibreOffice_project/420m0$Build-2</meta:generator>
    <meta:document-statistic meta:table-count="0" meta:image-count="0" meta:object-count="2" meta:page-count="4" meta:paragraph-count="51" meta:word-count="1715" meta:character-count="11043" meta:non-whitespace-character-count="93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3.5cm" svg:x="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3.5cm" svg:x="6cm" svg:y="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cm" svg:y1="3.75cm" svg:x2="10.5cm" svg:y2="3.75cm">
          <text:p/>
        </draw:line>
        <draw:line draw:style-name="gr3" draw:text-style-name="P1" draw:layer="layout" svg:x1="7.75cm" svg:y1="6cm" svg:x2="7.75cm" svg:y2="1.25cm">
          <text:p/>
        </draw:line>
        <draw:frame draw:style-name="gr4" draw:text-style-name="P2" draw:layer="layout" svg:width="1.323cm" svg:height="0.649cm" svg:x="9.35cm" svg:y="1.5cm">
          <draw:text-box>
            <text:p><text:span text:style-name="T1">(1, 1)</text:span></text:p>
          </draw:text-box>
        </draw:frame>
        <draw:frame draw:style-name="gr4" draw:text-style-name="P2" draw:layer="layout" svg:width="1.56cm" svg:height="0.649cm" svg:x="4.627cm" svg:y="5.351cm">
          <draw:text-box>
            <text:p><text:span text:style-name="T1">(-1, -1)</text:span></text:p>
          </draw:text-box>
        </draw:frame>
        <draw:frame draw:style-name="gr4" draw:layer="layout" svg:width="0.68cm" svg:height="0.962cm" svg:x="7cm" svg:y="2.5cm">
          <draw:text-box>
            <text:p>.</text:p>
          </draw:text-box>
        </draw:frame>
        <draw:frame draw:style-name="gr4" draw:layer="layout" svg:width="0.68cm" svg:height="0.962cm" svg:x="7.2cm" svg:y="2.8cm">
          <draw:text-box>
            <text:p>.</text:p>
          </draw:text-box>
        </draw:frame>
        <draw:frame draw:style-name="gr4" draw:layer="layout" svg:width="0.68cm" svg:height="0.962cm" svg:x="8cm" svg:y="2.5cm">
          <draw:text-box>
            <text:p>.</text:p>
          </draw:text-box>
        </draw:frame>
        <draw:frame draw:style-name="gr4" draw:layer="layout" svg:width="0.68cm" svg:height="0.962cm" svg:x="9cm" svg:y="1.7cm">
          <draw:text-box>
            <text:p>.</text:p>
          </draw:text-box>
        </draw:frame>
        <draw:frame draw:style-name="gr4" draw:layer="layout" svg:width="0.68cm" svg:height="0.962cm" svg:x="8.1cm" svg:y="1.8cm">
          <draw:text-box>
            <text:p>.</text:p>
          </draw:text-box>
        </draw:frame>
        <draw:frame draw:style-name="gr4" draw:layer="layout" svg:width="0.68cm" svg:height="0.962cm" svg:x="8.1cm" svg:y="4.1cm">
          <draw:text-box>
            <text:p>.</text:p>
          </draw:text-box>
        </draw:frame>
        <draw:frame draw:style-name="gr4" draw:layer="layout" svg:width="0.68cm" svg:height="0.962cm" svg:x="6.9cm" svg:y="4.1cm">
          <draw:text-box>
            <text:p>.</text:p>
          </draw:text-box>
        </draw:frame>
        <draw:frame draw:style-name="gr4" draw:layer="layout" svg:width="0.68cm" svg:height="0.962cm" svg:x="7.8cm" svg:y="3.5cm">
          <draw:text-box>
            <text:p>.</text:p>
          </draw:text-box>
        </draw:frame>
        <draw:frame draw:style-name="gr4" draw:layer="layout" svg:width="0.68cm" svg:height="0.962cm" svg:x="8.9cm" svg:y="4.5cm">
          <draw:text-box>
            <text:p>.</text:p>
          </draw:text-box>
        </draw:frame>
        <draw:frame draw:style-name="gr4" draw:layer="layout" svg:width="0.68cm" svg:height="0.962cm" svg:x="8.5cm" svg:y="4.7cm">
          <draw:text-box>
            <text:p>.</text:p>
          </draw:text-box>
        </draw:frame>
        <draw:frame draw:style-name="gr4" draw:layer="layout" svg:width="0.68cm" svg:height="0.962cm" svg:x="6.1cm" svg:y="4.7cm">
          <draw:text-box>
            <text:p>.</text:p>
          </draw:text-box>
        </draw:frame>
        <draw:frame draw:style-name="gr4" draw:layer="layout" svg:width="0.68cm" svg:height="0.962cm" svg:x="6.1cm" svg:y="3.6cm">
          <draw:text-box>
            <text:p>.</text:p>
          </draw:text-box>
        </draw:frame>
        <draw:frame draw:style-name="gr4" draw:layer="layout" svg:width="0.68cm" svg:height="0.962cm" svg:x="6.1cm" svg:y="1.7cm">
          <draw:text-box>
            <text:p>.</text:p>
          </draw:text-box>
        </draw:frame>
        <draw:frame draw:style-name="gr4" draw:layer="layout" svg:width="0.68cm" svg:height="0.962cm" svg:x="6.5cm" svg:y="2cm">
          <draw:text-box>
            <text:p>.</text:p>
          </draw:text-box>
        </draw:frame>
        <draw:frame draw:style-name="gr4" draw:layer="layout" svg:width="0.68cm" svg:height="0.962cm" svg:x="6.6cm" svg:y="2.6cm">
          <draw:text-box>
            <text:p>.</text:p>
          </draw:text-box>
        </draw:frame>
        <draw:frame draw:style-name="gr4" draw:layer="layout" svg:width="0.68cm" svg:height="0.962cm" svg:x="6cm" svg:y="2.8cm">
          <draw:text-box>
            <text:p>.</text:p>
          </draw:text-box>
        </draw:frame>
        <draw:frame draw:style-name="gr4" draw:layer="layout" svg:width="0.68cm" svg:height="0.962cm" svg:x="5.9cm" svg:y="4.2cm">
          <draw:text-box>
            <text:p>.</text:p>
          </draw:text-box>
        </draw:frame>
        <draw:frame draw:style-name="gr4" draw:layer="layout" svg:width="0.68cm" svg:height="0.962cm" svg:x="6.9cm" svg:y="3.5cm">
          <draw:text-box>
            <text:p>.</text:p>
          </draw:text-box>
        </draw:frame>
        <draw:frame draw:style-name="gr4" draw:layer="layout" svg:width="0.68cm" svg:height="0.962cm" svg:x="8.6cm" svg:y="3.3cm">
          <draw:text-box>
            <text:p>.</text:p>
          </draw:text-box>
        </draw:frame>
        <draw:frame draw:style-name="gr4" draw:layer="layout" svg:width="0.68cm" svg:height="0.962cm" svg:x="8.6cm" svg:y="3.3cm">
          <draw:text-box>
            <text:p>.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end="Arrow" draw:marker-end-width="0.153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508cm" svg:height="0.508cm" svg:x="3.413cm" svg:y="1.7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3.921cm" svg:y="1.7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429cm" svg:y="1.7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937cm" svg:y="1.76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445cm" svg:y="1.76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461cm" svg:y="1.7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969cm" svg:y="1.76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477cm" svg:y="1.762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985cm" svg:y="1.762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8.493cm" svg:y="1.76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382cm" svg:y="1.762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89cm" svg:y="1.7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398cm" svg:y="1.7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906cm" svg:y="1.76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1.414cm" svg:y="1.762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2.303cm" svg:y="1.7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2.811cm" svg:y="1.7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3.319cm" svg:y="1.7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3.827cm" svg:y="1.7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4.335cm" svg:y="1.76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3.413cm" svg:y="2.90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3.921cm" svg:y="2.90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429cm" svg:y="2.90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937cm" svg:y="2.90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0.508cm" svg:height="0.508cm" svg:x="5.445cm" svg:y="2.90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461cm" svg:y="2.90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969cm" svg:y="2.90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477cm" svg:y="2.90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985cm" svg:y="2.90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0.508cm" svg:height="0.508cm" svg:x="8.493cm" svg:y="2.905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382cm" svg:y="2.90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89cm" svg:y="2.90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398cm" svg:y="2.905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906cm" svg:y="2.905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0.508cm" svg:height="0.508cm" svg:x="11.414cm" svg:y="2.90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2.303cm" svg:y="2.90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2.811cm" svg:y="2.90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3.319cm" svg:y="2.905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3.827cm" svg:y="2.905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0.508cm" svg:height="0.508cm" svg:x="14.335cm" svg:y="2.905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0.508cm" svg:height="0.508cm" svg:x="3.413cm" svg:y="4.556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0.508cm" svg:height="0.508cm" svg:x="3.921cm" svg:y="4.556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0.508cm" svg:height="0.508cm" svg:x="4.429cm" svg:y="4.556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0.508cm" svg:height="0.508cm" svg:x="4.937cm" svg:y="4.556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318cm" svg:x1="5.699cm" svg:y1="3.413cm" svg:x2="3.667cm" svg:y2="4.556cm" draw:start-shape="id1" draw:start-glue-point="2" draw:end-shape="id2" draw:end-glue-point="0" svg:d="M5699 3413v254h-2032v889" svg:viewBox="0 0 2033 1144">
          <text:p/>
        </draw:connector>
        <draw:connector draw:style-name="gr2" draw:text-style-name="P1" draw:layer="layout" draw:line-skew="-0.191cm" svg:x1="8.747cm" svg:y1="3.413cm" svg:x2="4.175cm" svg:y2="4.556cm" draw:start-shape="id3" draw:start-glue-point="2" draw:end-shape="id4" draw:end-glue-point="0" svg:d="M8747 3413v381h-4572v762" svg:viewBox="0 0 4573 1144">
          <text:p/>
        </draw:connector>
        <draw:connector draw:style-name="gr2" draw:text-style-name="P1" draw:layer="layout" draw:line-skew="-0.064cm" svg:x1="11.668cm" svg:y1="3.413cm" svg:x2="4.683cm" svg:y2="4.556cm" draw:start-shape="id5" draw:start-glue-point="2" draw:end-shape="id6" draw:end-glue-point="0" svg:d="M11668 3413v508h-6985v635" svg:viewBox="0 0 6986 1144">
          <text:p/>
        </draw:connector>
        <draw:connector draw:style-name="gr2" draw:text-style-name="P1" draw:layer="layout" draw:line-skew="0.063cm" svg:x1="14.589cm" svg:y1="3.413cm" svg:x2="5.191cm" svg:y2="4.556cm" draw:start-shape="id7" draw:start-glue-point="2" draw:end-shape="id8" draw:end-glue-point="0" svg:d="M14589 3413v635h-9398v508" svg:viewBox="0 0 9399 1144">
          <text:p/>
        </draw:connector>
        <draw:custom-shape draw:style-name="gr1" draw:text-style-name="P2" draw:layer="layout" svg:width="0.508cm" svg:height="0.508cm" svg:x="3.413cm" svg:y="7.98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3.921cm" svg:y="7.98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429cm" svg:y="7.98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937cm" svg:y="7.98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445cm" svg:y="7.98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461cm" svg:y="7.98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969cm" svg:y="7.98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477cm" svg:y="7.98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985cm" svg:y="7.98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8.493cm" svg:y="7.985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382cm" svg:y="7.98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89cm" svg:y="7.98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398cm" svg:y="7.985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906cm" svg:y="7.985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1.414cm" svg:y="7.98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2.303cm" svg:y="7.98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2.811cm" svg:y="7.98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3.319cm" svg:y="7.985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3.827cm" svg:y="7.985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4.335cm" svg:y="7.985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0.508cm" svg:height="0.508cm" svg:x="6.461cm" svg:y="7.3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0.508cm" svg:height="0.508cm" svg:x="9.382cm" svg:y="7.35cm">
          <text:p text:style-name="P1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0.508cm" svg:height="0.508cm" svg:x="12.303cm" svg:y="7.35cm">
          <text:p text:style-name="P1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3.413cm" svg:y="5.82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0.508cm" svg:height="0.508cm" svg:x="3.921cm" svg:y="5.826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0.508cm" svg:height="0.508cm" svg:x="4.429cm" svg:y="5.826cm">
          <text:p text:style-name="P1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0.508cm" svg:height="0.508cm" svg:x="4.937cm" svg:y="5.826cm">
          <text:p text:style-name="P1"><text:span text:style-name="T1">61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058cm" svg:x1="4.175cm" svg:y1="6.334cm" svg:x2="6.715cm" svg:y2="7.35cm" draw:start-shape="id9" draw:start-glue-point="2" draw:end-shape="id10" draw:end-glue-point="0" svg:d="M4175 6334v566h2540v450" svg:viewBox="0 0 2541 1017">
          <text:p/>
        </draw:connector>
        <draw:connector draw:style-name="gr2" draw:text-style-name="P1" draw:layer="layout" draw:line-skew="-0.088cm" svg:x1="4.683cm" svg:y1="6.334cm" svg:x2="9.636cm" svg:y2="7.35cm" draw:start-shape="id11" draw:start-glue-point="2" draw:end-shape="id12" draw:end-glue-point="0" svg:d="M4683 6334v420h4953v596" svg:viewBox="0 0 4954 1017">
          <text:p/>
        </draw:connector>
        <draw:connector draw:style-name="gr2" draw:text-style-name="P1" draw:layer="layout" draw:line-skew="-0.242cm" svg:x1="5.191cm" svg:y1="6.334cm" svg:x2="12.557cm" svg:y2="7.35cm" draw:start-shape="id13" draw:end-shape="id14" draw:end-glue-point="0" svg:d="M5191 6334v266h7366v750" svg:viewBox="0 0 7367 1017">
          <text:p/>
        </draw:connector>
        <draw:custom-shape draw:style-name="gr1" draw:text-style-name="P2" draw:layer="layout" svg:width="0.508cm" svg:height="0.508cm" svg:x="3.413cm" svg:y="9.12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3.921cm" svg:y="9.12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429cm" svg:y="9.128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4.937cm" svg:y="9.12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5.445cm" svg:y="9.128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461cm" svg:y="9.128cm">
          <text:p text:style-name="P1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6.969cm" svg:y="9.128cm">
          <text:p text:style-name="P1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477cm" svg:y="9.128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7.985cm" svg:y="9.128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8.493cm" svg:y="9.128cm">
          <text:p text:style-name="P1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382cm" svg:y="9.128cm">
          <text:p text:style-name="P1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9.89cm" svg:y="9.128cm">
          <text:p text:style-name="P1"><text:span text:style-name="T1">5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398cm" svg:y="9.128cm">
          <text:p text:style-name="P1"><text:span text:style-name="T1">5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0.906cm" svg:y="9.128cm">
          <text:p text:style-name="P1"><text:span text:style-name="T1">6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1.414cm" svg:y="9.128cm">
          <text:p text:style-name="P1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2.303cm" svg:y="9.128cm">
          <text:p text:style-name="P1"><text:span text:style-name="T1">6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2.811cm" svg:y="9.128cm">
          <text:p text:style-name="P1"><text:span text:style-name="T1">6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3.319cm" svg:y="9.128cm">
          <text:p text:style-name="P1"><text:span text:style-name="T1">7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3.827cm" svg:y="9.128cm">
          <text:p text:style-name="P1"><text:span text:style-name="T1">7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08cm" svg:height="0.508cm" svg:x="14.335cm" svg:y="9.128cm">
          <text:p text:style-name="P1"><text:span text:style-name="T1">89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66cm" svg:height="0.573cm" svg:x="5.572cm" svg:y="4.501cm">
          <draw:text-box>
            <text:p><text:span text:style-name="T2">blksum</text:span><text:span text:style-name="T1">[</text:span><text:span text:style-name="T2">P</text:span><text:span text:style-name="T1"> - 1]</text:span></text:p>
          </draw:text-box>
        </draw:frame>
        <draw:custom-shape draw:style-name="gr4" draw:text-style-name="P4" draw:layer="layout" svg:width="0.635cm" svg:height="0.635cm" svg:x="2.143cm" svg:y="1.762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2.143cm" svg:y="2.905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2.143cm" svg:y="4.556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2.143cm" svg:y="5.826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2.143cm" svg:y="7.985cm">
          <text:p text:style-name="P1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5cm" svg:x="2.143cm" svg:y="9.128cm">
          <text:p text:style-name="P1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913cm" svg:height="0.649cm" svg:x="4.175cm" svg:y="1cm">
          <draw:text-box>
            <text:p><text:span text:style-name="T4">T0</text:span></text:p>
          </draw:text-box>
        </draw:frame>
        <draw:frame draw:style-name="gr3" draw:text-style-name="P5" draw:layer="layout" svg:width="0.913cm" svg:height="0.649cm" svg:x="7.223cm" svg:y="1cm">
          <draw:text-box>
            <text:p><text:span text:style-name="T4">T1</text:span></text:p>
          </draw:text-box>
        </draw:frame>
        <draw:frame draw:style-name="gr3" draw:text-style-name="P5" draw:layer="layout" svg:width="0.913cm" svg:height="0.649cm" svg:x="10.171cm" svg:y="0.986cm">
          <draw:text-box>
            <text:p><text:span text:style-name="T4">T2</text:span></text:p>
          </draw:text-box>
        </draw:frame>
        <draw:frame draw:style-name="gr3" draw:text-style-name="P5" draw:layer="layout" svg:width="0.913cm" svg:height="0.649cm" svg:x="13.051cm" svg:y="0.986cm">
          <draw:text-box>
            <text:p><text:span text:style-name="T4">T3</text:span></text:p>
          </draw:text-box>
        </draw:frame>
        <draw:custom-shape draw:style-name="gr5" draw:text-style-name="P2" draw:layer="layout" svg:width="2.6cm" svg:height="0.4cm" svg:x="3.4cm" svg:y="2.4cm">
          <text:p text:style-name="P1"><text:span text:style-name="T1">scan</text:span></text:p>
          <draw:enhanced-geometry svg:viewBox="0 0 21600 21600" draw:text-areas="0 0 21600 21600" draw:type="chevron" draw:modifiers="19311.31547381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2.6cm" svg:height="0.4cm" svg:x="6.4cm" svg:y="2.4cm">
          <text:p text:style-name="P1"><text:span text:style-name="T1">scan</text:span></text:p>
          <draw:enhanced-geometry svg:viewBox="0 0 21600 21600" draw:text-areas="0 0 21600 21600" draw:type="chevron" draw:modifiers="19311.31547381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2.6cm" svg:height="0.4cm" svg:x="9.4cm" svg:y="2.4cm">
          <text:p text:style-name="P1"><text:span text:style-name="T1">scan</text:span></text:p>
          <draw:enhanced-geometry svg:viewBox="0 0 21600 21600" draw:text-areas="0 0 21600 21600" draw:type="chevron" draw:modifiers="19311.31547381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2.6cm" svg:height="0.4cm" svg:x="12.3cm" svg:y="2.4cm">
          <text:p text:style-name="P1"><text:span text:style-name="T1">scan</text:span></text:p>
          <draw:enhanced-geometry svg:viewBox="0 0 21600 21600" draw:text-areas="0 0 21600 21600" draw:type="chevron" draw:modifiers="19311.31547381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2.1cm" svg:height="0.5cm" svg:x="3.4cm" svg:y="5.2cm">
          <text:p text:style-name="P1"><text:span text:style-name="T1">excl-scan</text:span></text:p>
          <draw:enhanced-geometry svg:viewBox="0 0 21600 21600" draw:text-areas="0 0 21600 21600" draw:type="chevron" draw:modifiers="19311.31547381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2.5cm" svg:height="0.4cm" svg:x="6.5cm" svg:y="8.6cm">
          <text:p text:style-name="P1"><text:span text:style-name="T1">add</text:span></text:p>
          <draw:enhanced-geometry svg:viewBox="0 0 21600 21600" draw:text-areas="0 0 21600 21600" draw:type="chevron" draw:modifiers="19311.31547381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2.5cm" svg:height="0.4cm" svg:x="9.4cm" svg:y="8.6cm">
          <text:p text:style-name="P1"><text:span text:style-name="T1">add</text:span></text:p>
          <draw:enhanced-geometry svg:viewBox="0 0 21600 21600" draw:text-areas="0 0 21600 21600" draw:type="chevron" draw:modifiers="19311.31547381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2.5cm" svg:height="0.4cm" svg:x="12.3cm" svg:y="8.6cm">
          <text:p text:style-name="P1"><text:span text:style-name="T1">add</text:span></text:p>
          <draw:enhanced-geometry svg:viewBox="0 0 21600 21600" draw:text-areas="0 0 21600 21600" draw:type="chevron" draw:modifiers="19311.31547381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2.466cm" svg:height="0.573cm" svg:x="5.6cm" svg:y="5.827cm">
          <draw:text-box>
            <text:p><text:span text:style-name="T2">blksum_s</text:span><text:span text:style-name="T1">[</text:span><text:span text:style-name="T2">P</text:span><text:span text:style-name="T1"> - 1]</text:span></text:p>
          </draw:text-box>
        </draw:frame>
        <draw:frame draw:style-name="gr3" draw:text-style-name="P6" draw:layer="layout" svg:width="0.972cm" svg:height="0.649cm" svg:x="14.825cm" svg:y="1.651cm">
          <draw:text-box>
            <text:p><text:span text:style-name="T5">v[ ]</text:span></text:p>
          </draw:text-box>
        </draw:frame>
        <draw:frame draw:style-name="gr3" draw:text-style-name="P6" draw:layer="layout" svg:width="0.972cm" svg:height="0.649cm" svg:x="14.825cm" svg:y="2.8cm">
          <draw:text-box>
            <text:p><text:span text:style-name="T5">s[ ]</text:span></text:p>
          </draw:text-box>
        </draw:frame>
        <draw:frame draw:style-name="gr3" draw:text-style-name="P6" draw:layer="layout" svg:width="0.972cm" svg:height="0.649cm" svg:x="14.8cm" svg:y="7.9cm">
          <draw:text-box>
            <text:p><text:span text:style-name="T5">s[ ]</text:span></text:p>
          </draw:text-box>
        </draw:frame>
        <draw:frame draw:style-name="gr3" draw:text-style-name="P6" draw:layer="layout" svg:width="0.972cm" svg:height="0.649cm" svg:x="14.8cm" svg:y="8.951cm">
          <draw:text-box>
            <text:p><text:span text:style-name="T5">s[ ]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